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f224"/>
    </style:style>
    <style:style style:name="P2" style:family="paragraph" style:parent-style-name="Standard">
      <style:text-properties fo:color="#800000" officeooo:rsid="001bf224" officeooo:paragraph-rsid="001bf224"/>
    </style:style>
    <style:style style:name="P3" style:family="paragraph" style:parent-style-name="Standard">
      <style:text-properties fo:color="#800000" officeooo:rsid="001bf224" officeooo:paragraph-rsid="001d7d29"/>
    </style:style>
    <style:style style:name="P4" style:family="paragraph" style:parent-style-name="Standard">
      <style:text-properties officeooo:paragraph-rsid="001d7d29"/>
    </style:style>
    <style:style style:name="P5" style:family="paragraph" style:parent-style-name="Standard">
      <style:text-properties officeooo:rsid="001d7d29" officeooo:paragraph-rsid="001d7d29"/>
    </style:style>
    <style:style style:name="P6" style:family="paragraph" style:parent-style-name="Standard">
      <style:text-properties fo:color="#000000" officeooo:paragraph-rsid="001d7d29"/>
    </style:style>
    <style:style style:name="P7" style:family="paragraph" style:parent-style-name="Standard">
      <style:text-properties fo:color="#000000" officeooo:paragraph-rsid="001f57c5"/>
    </style:style>
    <style:style style:name="P8" style:family="paragraph" style:parent-style-name="Standard">
      <style:text-properties fo:color="#000000" officeooo:rsid="00220ea4" officeooo:paragraph-rsid="00220ea4"/>
    </style:style>
    <style:style style:name="P9" style:family="paragraph" style:parent-style-name="Standard">
      <style:text-properties fo:color="#000000" officeooo:paragraph-rsid="0022647e"/>
    </style:style>
    <style:style style:name="P10" style:family="paragraph" style:parent-style-name="Standard">
      <style:text-properties fo:color="#000000" officeooo:paragraph-rsid="0022f8d5"/>
    </style:style>
    <style:style style:name="P11" style:family="paragraph" style:parent-style-name="Standard">
      <style:text-properties fo:color="#000000" officeooo:paragraph-rsid="00242a0b"/>
    </style:style>
    <style:style style:name="P12" style:family="paragraph" style:parent-style-name="Standard">
      <style:text-properties fo:color="#000000" officeooo:paragraph-rsid="00248748"/>
    </style:style>
    <style:style style:name="P13" style:family="paragraph" style:parent-style-name="Standard">
      <style:text-properties fo:color="#ff3333" officeooo:rsid="001d7d29" officeooo:paragraph-rsid="001d7d29"/>
    </style:style>
    <style:style style:name="P14" style:family="paragraph" style:parent-style-name="Standard">
      <style:text-properties fo:color="#ff3333" officeooo:rsid="001f57c5" officeooo:paragraph-rsid="001f57c5"/>
    </style:style>
    <style:style style:name="P15" style:family="paragraph" style:parent-style-name="Standard">
      <style:text-properties fo:color="#ff3333" officeooo:rsid="00211948" officeooo:paragraph-rsid="00211948"/>
    </style:style>
    <style:style style:name="P16" style:family="paragraph" style:parent-style-name="Standard">
      <style:text-properties fo:color="#ff3333" officeooo:rsid="00220ea4" officeooo:paragraph-rsid="00220ea4"/>
    </style:style>
    <style:style style:name="P17" style:family="paragraph" style:parent-style-name="Standard">
      <style:text-properties fo:color="#ff3333" officeooo:rsid="0022647e" officeooo:paragraph-rsid="0022647e"/>
    </style:style>
    <style:style style:name="P18" style:family="paragraph" style:parent-style-name="Standard">
      <style:text-properties officeooo:paragraph-rsid="001f57c5"/>
    </style:style>
    <style:style style:name="P19" style:family="paragraph" style:parent-style-name="Standard">
      <style:text-properties officeooo:paragraph-rsid="00211948"/>
    </style:style>
    <style:style style:name="P20" style:family="paragraph" style:parent-style-name="Standard">
      <style:text-properties officeooo:paragraph-rsid="00220ea4"/>
    </style:style>
    <style:style style:name="P21" style:family="paragraph" style:parent-style-name="Standard">
      <style:text-properties officeooo:paragraph-rsid="0022647e"/>
    </style:style>
    <style:style style:name="P22" style:family="paragraph" style:parent-style-name="Standard">
      <style:text-properties officeooo:paragraph-rsid="0022f8d5"/>
    </style:style>
    <style:style style:name="P23" style:family="paragraph" style:parent-style-name="Standard">
      <style:text-properties officeooo:paragraph-rsid="002422a1"/>
    </style:style>
    <style:style style:name="P24" style:family="paragraph" style:parent-style-name="Standard">
      <style:text-properties fo:color="#ff3333" officeooo:rsid="001bf224" officeooo:paragraph-rsid="001d7d29"/>
    </style:style>
    <style:style style:name="P25" style:family="paragraph" style:parent-style-name="Standard">
      <style:text-properties fo:color="#ff3333" officeooo:rsid="001d7d29" officeooo:paragraph-rsid="001d7d29"/>
    </style:style>
    <style:style style:name="P26" style:family="paragraph" style:parent-style-name="Standard">
      <style:text-properties fo:color="#ff3333" officeooo:rsid="0022f8d5" officeooo:paragraph-rsid="0022f8d5"/>
    </style:style>
    <style:style style:name="P27" style:family="paragraph" style:parent-style-name="Standard">
      <style:text-properties fo:color="#ff3333" officeooo:rsid="002422a1" officeooo:paragraph-rsid="002422a1"/>
    </style:style>
    <style:style style:name="P28" style:family="paragraph" style:parent-style-name="Standard">
      <style:text-properties fo:color="#ff3333" officeooo:rsid="00248748" officeooo:paragraph-rsid="00248748"/>
    </style:style>
    <style:style style:name="P29" style:family="paragraph" style:parent-style-name="Standard">
      <style:text-properties fo:color="#ff3333" officeooo:rsid="00248748" officeooo:paragraph-rsid="00282055"/>
    </style:style>
    <style:style style:name="P30" style:family="paragraph" style:parent-style-name="Standard">
      <style:text-properties fo:color="#ff3333" officeooo:rsid="00282055" officeooo:paragraph-rsid="00282055"/>
    </style:style>
    <style:style style:name="P31" style:family="paragraph" style:parent-style-name="Standard">
      <style:text-properties fo:color="#000000" officeooo:rsid="0022f8d5" officeooo:paragraph-rsid="0022f8d5"/>
    </style:style>
    <style:style style:name="P32" style:family="paragraph" style:parent-style-name="Standard">
      <style:text-properties fo:color="#000000" officeooo:rsid="002422a1" officeooo:paragraph-rsid="00242a0b"/>
    </style:style>
    <style:style style:name="P33" style:family="paragraph" style:parent-style-name="Standard">
      <style:text-properties fo:color="#000000" officeooo:rsid="00242a0b" officeooo:paragraph-rsid="00242a0b"/>
    </style:style>
    <style:style style:name="P34" style:family="paragraph" style:parent-style-name="Standard">
      <style:text-properties fo:color="#000000" officeooo:rsid="00242a0b" officeooo:paragraph-rsid="00248748"/>
    </style:style>
    <style:style style:name="P35" style:family="paragraph" style:parent-style-name="Standard">
      <style:text-properties fo:color="#000000" officeooo:rsid="00248748" officeooo:paragraph-rsid="00248748"/>
    </style:style>
    <style:style style:name="T1" style:family="text">
      <style:text-properties officeooo:rsid="001bf224"/>
    </style:style>
    <style:style style:name="T2" style:family="text">
      <style:text-properties fo:color="#000000"/>
    </style:style>
    <style:style style:name="T3" style:family="text">
      <style:text-properties fo:color="#000000" officeooo:rsid="001bf224"/>
    </style:style>
    <style:style style:name="T4" style:family="text">
      <style:text-properties fo:color="#000000" officeooo:rsid="001d7d29"/>
    </style:style>
    <style:style style:name="T5" style:family="text">
      <style:text-properties fo:color="#000000" officeooo:rsid="001f57c5"/>
    </style:style>
    <style:style style:name="T6" style:family="text">
      <style:text-properties fo:color="#000000" officeooo:rsid="00220ea4"/>
    </style:style>
    <style:style style:name="T7" style:family="text">
      <style:text-properties fo:color="#000000" officeooo:rsid="0022647e"/>
    </style:style>
    <style:style style:name="T8" style:family="text">
      <style:text-properties fo:color="#000000" officeooo:rsid="0022f8d5"/>
    </style:style>
    <style:style style:name="T9" style:family="text">
      <style:text-properties officeooo:rsid="001d7d29"/>
    </style:style>
    <style:style style:name="T10" style:family="text">
      <style:text-properties fo:color="#ff3333"/>
    </style:style>
    <style:style style:name="T11" style:family="text">
      <style:text-properties fo:color="#ff3333" officeooo:rsid="001d7d29"/>
    </style:style>
    <style:style style:name="T12" style:family="text">
      <style:text-properties fo:color="#ff3333" officeooo:rsid="001f57c5"/>
    </style:style>
    <style:style style:name="T13" style:family="text">
      <style:text-properties fo:color="#ff3333" officeooo:rsid="00211948"/>
    </style:style>
    <style:style style:name="T14" style:family="text">
      <style:text-properties fo:color="#ff3333" officeooo:rsid="0022647e"/>
    </style:style>
    <style:style style:name="T15" style:family="text">
      <style:text-properties fo:color="#ff3333" officeooo:rsid="0022f8d5"/>
    </style:style>
    <style:style style:name="T16" style:family="text">
      <style:text-properties fo:color="#ff3333" officeooo:rsid="002422a1"/>
    </style:style>
    <style:style style:name="T17" style:family="text">
      <style:text-properties fo:color="#ff3333" officeooo:rsid="00242a0b"/>
    </style:style>
    <style:style style:name="T18" style:family="text">
      <style:text-properties fo:color="#ff3333" officeooo:rsid="00248748"/>
    </style:style>
    <style:style style:name="T19" style:family="text">
      <style:text-properties officeooo:rsid="0022f8d5"/>
    </style:style>
    <style:style style:name="T20" style:family="text">
      <style:text-properties officeooo:rsid="00242a0b"/>
    </style:style>
    <style:style style:name="T21" style:family="text">
      <style:text-properties officeooo:rsid="002820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get all documents</text:p>
      <text:p text:style-name="P2"><text:tab/><text:span text:style-name="T10">db.getCollection('movies').find()</text:span></text:p>
      <text:p text:style-name="P1"><text:span text:style-name="T3">2. </text:span>get all documents with <text:span text:style-name="Source_20_Text">writer</text:span> set to "Quentin Tarantino"</text:p>
      <text:p text:style-name="P3"><text:tab/><text:span text:style-name="T10">db.getCollection('movies').find(</text:span></text:p>
      <text:p text:style-name="P24"><text:tab/><text:tab/><text:tab/>{writer:"Quentin Tarantino"}</text:p>
      <text:p text:style-name="P24"><text:tab/><text:tab/>)</text:p>
      <text:p text:style-name="P1"><text:span text:style-name="T3">3. </text:span>get all documents where <text:span text:style-name="Source_20_Text">actors</text:span> include "Brad Pitt"</text:p>
      <text:p text:style-name="P4"><text:tab/><text:span text:style-name="T11">db.getCollection('movies').find(</text:span></text:p>
      <text:p text:style-name="P13"><text:tab/><text:tab/>{actors:"Brad Pitt"}</text:p>
      <text:p text:style-name="P13"><text:tab/><text:tab/>)</text:p>
      <text:p text:style-name="P4"><text:span text:style-name="T4">4. </text:span>get all documents with <text:span text:style-name="Source_20_Text">franchise</text:span> set to "The Hobbit"</text:p>
      <text:p text:style-name="P4"><text:tab/><text:span text:style-name="T11">db.getCollection('movies').find(</text:span></text:p>
      <text:p text:style-name="P13"><text:tab/><text:tab/>{franchise:"The Hobbit"}</text:p>
      <text:p text:style-name="P13"><text:tab/><text:tab/>)</text:p>
      <text:p text:style-name="P4"><text:span text:style-name="T9">5. </text:span><text:span text:style-name="T2">get all movies released in the 90s</text:span></text:p>
      <text:p text:style-name="P4"><text:span text:style-name="T4"><text:tab/></text:span><text:span text:style-name="T11">db.getCollection('movies').find(</text:span></text:p>
      <text:p text:style-name="P13"><text:s text:c="4"/><text:tab/><text:tab/>{year:{$gte:1990,$lt:2000}}</text:p>
      <text:p text:style-name="P5"><text:span text:style-name="T2"><text:s text:c="2"/><text:tab/><text:tab/> </text:span><text:span text:style-name="T10"><text:s/>)</text:span></text:p>
      <text:p text:style-name="P6"><text:span text:style-name="T9">6. </text:span>get all movies released before the year 2000 or after 2010</text:p>
      <text:p text:style-name="P6"><text:tab/><text:span text:style-name="T11">db.getCollection('movies').find(</text:span></text:p>
      <text:p text:style-name="P13"><text:s text:c="7"/>{ $or: [ { year: { $lt: 2000 } }, </text:p>
      <text:p text:style-name="P13"><text:s text:c="16"/>{ year: {$gt : 2010} } </text:p>
      <text:p text:style-name="P13"><text:s text:c="15"/>]</text:p>
      <text:p text:style-name="P13"><text:s text:c="8"/>} </text:p>
      <text:p text:style-name="P13"><text:s text:c="7"/>)</text:p>
      <text:p text:style-name="P13"/>
      <text:p text:style-name="P13"/>
      <text:p text:style-name="P13"/>
      <text:p text:style-name="P13"/>
      <text:p text:style-name="P6"><text:span text:style-name="T9">1.</text:span>add a synopsis to "The Hobbit: An Unexpected Journey" : "A reluctant hobbit, Bilbo Baggins, sets out to the Lonely Mountain with a spirited group of dwarves to reclaim their mountain home - and the gold within it - from the dragon Smaug."</text:p>
      <text:p text:style-name="P7"><text:tab/><text:span text:style-name="T12">movies.update({title:"The Hobbit: An Unexpected Journey"},</text:span></text:p>
      <text:p text:style-name="P14"><text:s text:c="26"/>{$set : {"synopsis":"A reluctant hobbit, Bilbo Baggins, sets out to the Lonely <text:tab/><text:tab/><text:tab/><text:tab/><text:tab/>Mountain with a spirited group of dwarves to reclaim their mountain <text:tab/><text:tab/><text:tab/><text:tab/>home - and the gold within it - from the dragon Smaug."</text:p>
      <text:p text:style-name="P14"><text:tab/><text:tab/><text:tab/> <text:s text:c="2"/>}},</text:p>
      <text:p text:style-name="P14"><text:s text:c="26"/><text:tab/> {upsert:false,</text:p>
      <text:p text:style-name="P14"><text:s text:c="26"/><text:tab/> <text:s text:c="2"/>multi:true})</text:p>
      <text:p text:style-name="P14"/>
      <text:p text:style-name="P18"><text:span text:style-name="T5">2.</text:span>add a synopsis to "The Hobbit: The Desolation of Smaug" : "The dwarves, along with Bilbo Baggins and Gandalf the Grey, continue their quest to reclaim Erebor, their homeland, from Smaug. Bilbo Baggins is in possession of a mysterious and magical ring."</text:p>
      <text:p text:style-name="P18"/>
      <text:p text:style-name="P19"><text:tab/><text:span text:style-name="T13">db.movies.update({title:"The Hobbit: The Desolation of Smaug"},</text:span></text:p>
      <text:p text:style-name="P15"><text:s text:c="26"/>{$set : {"synopsis":"The dwarves, along with Bilbo Baggins and Gandalf the Grey, <text:tab/><text:tab/><text:tab/><text:tab/>continue their quest to reclaim Erebor, their homeland, from Smaug. <text:tab/><text:tab/><text:tab/><text:tab/>Bilbo Baggins is in possession of a mysterious and magical ring."<text:line-break/><text:tab/><text:tab/><text:tab/>}},</text:p>
      <text:p text:style-name="P15"><text:s text:c="25"/><text:tab/> {upsert:false,</text:p>
      <text:p text:style-name="P15"><text:s text:c="26"/><text:tab/>multi:true}) </text:p>
      <text:p text:style-name="P8"/>
      <text:p text:style-name="P8"><text:soft-page-break/></text:p>
      <text:p text:style-name="P20"><text:span text:style-name="T6">3.</text:span>add an actor named "Samuel L. Jackson" to the movie "Pulp Fiction"</text:p>
      <text:p text:style-name="P16"><text:tab/>db.getCollection('movies').update(</text:p>
      <text:p text:style-name="P16"><text:s text:c="8"/><text:tab/><text:tab/>{title:"Pulp Fiction"},</text:p>
      <text:p text:style-name="P16"><text:s text:c="8"/><text:tab/><text:tab/>{$push: {actors :"Samuel L. Jackson"} }</text:p>
      <text:p text:style-name="P16"><text:s text:c="3"/><text:tab/><text:tab/> )</text:p>
      <text:p text:style-name="P16"/>
      <text:p text:style-name="P16"/>
      <text:p text:style-name="P16"/>
      <text:p text:style-name="P16"/>
      <text:p text:style-name="P20"><text:span text:style-name="T6">1. </text:span>find all movies that have a synopsis that contains the word "Bilbo"</text:p>
      <text:p text:style-name="P20"/>
      <text:p text:style-name="P21"><text:tab/><text:span text:style-name="T14">db.movies.createIndex( { synopsis: "text" } )</text:span></text:p>
      <text:p text:style-name="P17"><text:tab/>db.movies.find( { $text: { $search: "Bilbo" } } )</text:p>
      <text:p text:style-name="P6"/>
      <text:p text:style-name="P21"><text:span text:style-name="T7">2. </text:span>find all movies that have a synopsis that contains the word "Gandalf"</text:p>
      <text:p text:style-name="P9"><text:tab/><text:span text:style-name="T14">db.movies.find( { $text: { $search: "Gandalf" } } )</text:span></text:p>
      <text:p text:style-name="P21"><text:span text:style-name="T7">3. </text:span>find all movies that have a synopsis that contains the word "Bilbo" and not the word "Gandalf"</text:p>
      <text:p text:style-name="P22"><text:tab/><text:span text:style-name="T15">db.movies.find( { $text: { $search: "Bilbo -Gandalf" } } )</text:span></text:p>
      <text:p text:style-name="P31">4. find all movies that have a synopsis that contains the word "dwarves" or "hobbit"</text:p>
      <text:p text:style-name="P26"><text:tab/>db.movies.find( { $text: { $search: "dwarves hobbit" } } )</text:p>
      <text:p text:style-name="P10"><text:span text:style-name="T19">5. </text:span>find all movies that have a synopsis that contains the word "gold" and "dragon"</text:p>
      <text:p text:style-name="P10"><text:tab/><text:span text:style-name="T15">db.movies.find( { $text: { $search: "gold dragon" } } )</text:span></text:p>
      <text:p text:style-name="P26"/>
      <text:p text:style-name="P22"><text:span text:style-name="T8">1. </text:span>delete the movie "Pee Wee Herman's Big Adventure"</text:p>
      <text:p text:style-name="P22"><text:tab/><text:span text:style-name="T15">db.movies.deleteOne( { title: "Pee Wee Herman's Big Adventure" } )</text:span></text:p>
      <text:p text:style-name="P26"/>
      <text:p text:style-name="P22"><text:span text:style-name="T8">2. </text:span>delete the movie "Avatar"</text:p>
      <text:p text:style-name="P23"><text:tab/><text:span text:style-name="T16">db.movies.deleteOne( { title: "Avatar" } )</text:span></text:p>
      <text:p text:style-name="P27"/>
      <text:p text:style-name="P27"/>
      <text:p text:style-name="P27"/>
      <text:p text:style-name="P27"/>
      <text:p text:style-name="P32">1. find all users</text:p>
      <text:p text:style-name="P11"><text:span text:style-name="T16"><text:tab/></text:span><text:span text:style-name="T17">db.getCollection('users').find({})</text:span></text:p>
      <text:p text:style-name="P33">2. find all posts</text:p>
      <text:p text:style-name="P11"><text:span text:style-name="T20"><text:tab/></text:span><text:span text:style-name="T17">db.getCollection('posts').find({})</text:span></text:p>
      <text:p text:style-name="P34">3. find all posts that was authored by "GoodGuyGreg"</text:p>
      <text:p text:style-name="P12"><text:span text:style-name="T17"><text:tab/></text:span><text:span text:style-name="T18">db.getCollection('posts').find({username:"GoodGuyGreg"})</text:span></text:p>
      <text:p text:style-name="P35">4. find all posts that was authored by "ScumbagSteve"</text:p>
      <text:p text:style-name="P28"><text:tab/>db.getCollection('posts').find({username:"ScumbagSteve"})</text:p>
      <text:p text:style-name="P34">5. find all comments</text:p>
      <text:p text:style-name="P12"><text:tab/><text:span text:style-name="T18">db.getCollection('comments').find({})</text:span></text:p>
      <text:p text:style-name="P28"/>
      <text:p text:style-name="P35">6. find all comments that was authored by "GoodGuyGreg"</text:p>
      <text:p text:style-name="P28"><text:tab/>db.getCollection('comments').find({username:"GoodGuyGreg"})</text:p>
      <text:p text:style-name="P35">7. find all comments that was authored by "ScumbagSteve"</text:p>
      <text:p text:style-name="P28"><text:tab/>db.getCollection('comments').find({username:"ScumbagSteve"})</text:p>
      <text:p text:style-name="P35">8. find all comments belonging to the post "Reports a bug in your code"</text:p>
      <text:p text:style-name="P29"><text:tab/><text:span text:style-name="T21">db.getCollection('comments').aggregate([</text:span></text:p>
      <text:p text:style-name="P30"><text:s text:c="3"/><text:tab/>{</text:p>
      <text:p text:style-name="P30"><text:s text:c="5"/><text:tab/><text:tab/>$lookup:</text:p>
      <text:p text:style-name="P30"><text:soft-page-break/><text:s text:c="7"/><text:tab/>{</text:p>
      <text:p text:style-name="P30"><text:s text:c="9"/><text:tab/><text:tab/>from: "post",</text:p>
      <text:p text:style-name="P30"><text:s text:c="8"/><text:tab/><text:tab/> localField: "post",</text:p>
      <text:p text:style-name="P30"><text:s text:c="8"/><text:tab/><text:tab/> foreignField: "_id",</text:p>
      <text:p text:style-name="P30"><text:s text:c="9"/><text:tab/><text:tab/>as: "temp"</text:p>
      <text:p text:style-name="P30"><text:s text:c="7"/><text:tab/>}</text:p>
      <text:p text:style-name="P30"><text:s text:c="2"/><text:tab/>},</text:p>
      <text:p text:style-name="P30"><text:s text:c="3"/>{</text:p>
      <text:p text:style-name="P30"><text:s text:c="6"/>$match: { "temp.title": 'Reports a bug in your code'}</text:p>
      <text:p text:style-name="P30"><text:s text:c="3"/>}</text:p>
      <text:p text:style-name="P30">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44:39.974572897</meta:creation-date>
    <dc:date>2018-01-30T10:21:38.974150368</dc:date>
    <meta:editing-duration>PT2H5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85" meta:word-count="534" meta:character-count="4062" meta:non-whitespace-character-count="3204"/>
  </office:meta>
</office:document-meta>
</file>